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532" officeooo:paragraph-rsid="0001b5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GNU nano 2.5.3 <text:s text:c="32"/>File: calculator.sh <text:s text:c="73"/></text:p>
      <text:p text:style-name="P1"/>
      <text:p text:style-name="P1">#!/bin/bash</text:p>
      <text:p text:style-name="P1"/>
      <text:p text:style-name="P1">while [ 1 ]</text:p>
      <text:p text:style-name="P1">do</text:p>
      <text:p text:style-name="P1">echo "enter the numbers"</text:p>
      <text:p text:style-name="P1">read x y</text:p>
      <text:p text:style-name="P1"/>
      <text:p text:style-name="P1">echo "enter the operation"</text:p>
      <text:p text:style-name="P1">echo "1:add"</text:p>
      <text:p text:style-name="P1">echo "2:minus"</text:p>
      <text:p text:style-name="P1">echo "3:div"</text:p>
      <text:p text:style-name="P1">echo "4:mult"</text:p>
      <text:p text:style-name="P1">echo "5:quit"</text:p>
      <text:p text:style-name="P1"/>
      <text:p text:style-name="P1">read op</text:p>
      <text:p text:style-name="P1">fun=$op </text:p>
      <text:p text:style-name="P1">plus()</text:p>
      <text:p text:style-name="P1">{</text:p>
      <text:p text:style-name="P1"><text:s text:c="8"/>echo "Result= $[ x+y ]"</text:p>
      <text:p text:style-name="P1">}</text:p>
      <text:p text:style-name="P1"/>
      <text:p text:style-name="P1">minus()</text:p>
      <text:p text:style-name="P1">{</text:p>
      <text:p text:style-name="P1"><text:s text:c="8"/>echo "Result= $[ x-y ]"</text:p>
      <text:p text:style-name="P1">}</text:p>
      <text:p text:style-name="P1"/>
      <text:p text:style-name="P1">div()</text:p>
      <text:p text:style-name="P1">{</text:p>
      <text:p text:style-name="P1"><text:s text:c="8"/>echo "Result= $[ x/y ]"</text:p>
      <text:p text:style-name="P1">}</text:p>
      <text:p text:style-name="P1"/>
      <text:p text:style-name="P1">mult()</text:p>
      <text:p text:style-name="P1">{</text:p>
      <text:p text:style-name="P1"><text:s text:c="8"/>echo "Result= $[ x*y ]"</text:p>
      <text:p text:style-name="P1">}</text:p>
      <text:p text:style-name="P1">quit()</text:p>
      <text:p text:style-name="P1">{</text:p>
      <text:p text:style-name="P1">exit</text:p>
      <text:p text:style-name="P1"><text:s text:c="62"/>[ Read 49 lines ]</text:p>
      <text:p text:style-name="P1">^G Get Help <text:s text:c="3"/>^O Write Out <text:s text:c="2"/>^W Where Is <text:s text:c="3"/>^K Cut Text <text:s text:c="3"/>^J Justify <text:s text:c="4"/>^C Cur Pos <text:s text:c="4"/>^Y Prev Page <text:s text:c="2"/>M-\ First Line M-W WhereIs Next</text:p>
      <text:p text:style-name="P1">^X Exit <text:s text:c="7"/>^R Read File <text:s text:c="2"/>^\ Replace <text:s text:c="4"/>^U Uncut Text <text:s/>^T To Linter <text:s text:c="2"/>^_ Go To Line <text:s/>^V Next Page <text:s text:c="2"/>M-/ Last Line <text:s/>M-] To Brack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7:49:47.863870627</meta:creation-date>
    <dc:date>2019-10-23T17:50:14.223044564</dc:date>
    <meta:editing-duration>PT32S</meta:editing-duration>
    <meta:editing-cycles>1</meta:editing-cycles>
    <meta:document-statistic meta:table-count="0" meta:image-count="0" meta:object-count="0" meta:page-count="1" meta:paragraph-count="36" meta:word-count="127" meta:character-count="819" meta:non-whitespace-character-count="484"/>
    <meta:generator>LibreOffice/5.1.6.2$Linux_x86 LibreOffice_project/10m0$Build-2</meta:generator>
  </office:meta>
</office:document-meta>
</file>